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595" officeooo:paragraph-rsid="0002f595"/>
    </style:style>
    <style:style style:name="P2" style:family="paragraph" style:parent-style-name="Standard">
      <style:text-properties officeooo:rsid="00045b68" officeooo:paragraph-rsid="00045b68"/>
    </style:style>
    <style:style style:name="P3" style:family="paragraph" style:parent-style-name="Standard">
      <style:paragraph-properties fo:text-align="end" style:justify-single-word="false"/>
      <style:text-properties officeooo:rsid="00045b68" officeooo:paragraph-rsid="00045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nday, 7 June 2015</text:p>
      <text:p text:style-name="P2">The Editor</text:p>
      <text:p text:style-name="P2">Wave Motion</text:p>
      <text:p text:style-name="P2">Elsevier.</text:p>
      <text:p text:style-name="P2"/>
      <text:p text:style-name="P2"/>
      <text:p text:style-name="P3">Mr Jordan Pitt</text:p>
      <text:p text:style-name="P3">PhD Student</text:p>
      <text:p text:style-name="P3">Mathematical Sciences Institute</text:p>
      <text:p text:style-name="P3">College of Physical and Mathematical Sciences</text:p>
      <text:p text:style-name="P3">The Australian National University</text:p>
      <text:p text:style-name="P3">Canberra, ACT 2600, Australia</text:p>
      <text:p text:style-name="P3">E-mail: jordan.pitt@anu.edu.au.</text:p>
      <text:p text:style-name="P2">Dear Editor,</text:p>
      <text:p text:style-name="P2">Please find enclosed a copy of our manuscript titled “Behaviour of the Serre Equations in the Presence of Steep Gradients Revisited” by Jordan Pitt, Christopher Zoppou and</text:p>
      <text:p text:style-name="P2">Stephen G. Roberts, which we would like to be considered for publication in Wave Motion.</text:p>
      <text:p text:style-name="P2">Thank you,</text:p>
      <text:p text:style-name="P2">Yours Sincerely,</text:p>
      <text:p text:style-name="P2">Mr Jordan Pit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6:26:51.118655064</meta:creation-date>
    <dc:date>2017-06-27T16:50:13.114352762</dc:date>
    <meta:editing-duration>PT13M11S</meta:editing-duration>
    <meta:editing-cycles>1</meta:editing-cycles>
    <meta:document-statistic meta:table-count="0" meta:image-count="0" meta:object-count="0" meta:page-count="1" meta:paragraph-count="17" meta:word-count="84" meta:character-count="556" meta:non-whitespace-character-count="489"/>
    <meta:generator>LibreOffice/5.1.6.2$Linux_X86_64 LibreOffice_project/10m0$Build-2</meta:generator>
  </office:meta>
</office:document-meta>
</file>